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ourierNew" svg:font-family="CourierNew"/>
    <style:font-face style:name="CourierNew1" svg:font-family="CourierNew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e1f2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e1f2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2" style:family="text">
      <style:text-properties fo:color="#000000" loext:opacity="100%" style:font-name="Arial1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cf8e6d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4" style:family="text">
      <style:text-properties fo:color="#56a8f5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5" style:family="text">
      <style:text-properties fo:color="#bcbec4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6" style:family="text">
      <style:text-properties fo:color="#8888c6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7" style:family="text">
      <style:text-properties fo:color="#2aacb8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8" style:family="text">
      <style:text-properties fo:color="#6aab73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12.805cm" svg:viewBox="0 0 15946 530" draw:points="0,0 15946,0 15946,530 0,530">
          <text:p/>
        </draw:polygon>
        <draw:polygon draw:style-name="gr2" draw:text-style-name="P2" draw:layer="layout" svg:width="15.945cm" svg:height="0.529cm" svg:x="2.54cm" svg:y="13.299cm" svg:viewBox="0 0 15946 530" draw:points="0,0 15946,0 15946,530 0,530">
          <text:p/>
        </draw:polygon>
        <draw:polygon draw:style-name="gr2" draw:text-style-name="P2" draw:layer="layout" svg:width="15.945cm" svg:height="0.53cm" svg:x="2.54cm" svg:y="13.828cm" svg:viewBox="0 0 15946 531" draw:points="0,0 15946,0 15946,531 0,531">
          <text:p/>
        </draw:polygon>
        <draw:polygon draw:style-name="gr2" draw:text-style-name="P2" draw:layer="layout" svg:width="15.945cm" svg:height="0.529cm" svg:x="2.54cm" svg:y="14.322cm" svg:viewBox="0 0 15946 530" draw:points="0,0 15946,0 15946,530 0,530">
          <text:p/>
        </draw:polygon>
        <draw:polygon draw:style-name="gr2" draw:text-style-name="P2" draw:layer="layout" svg:width="15.945cm" svg:height="0.529cm" svg:x="2.54cm" svg:y="14.816cm" svg:viewBox="0 0 15946 530" draw:points="0,0 15946,0 15946,530 0,530">
          <text:p/>
        </draw:polygon>
        <draw:polygon draw:style-name="gr2" draw:text-style-name="P2" draw:layer="layout" svg:width="15.945cm" svg:height="0.529cm" svg:x="2.54cm" svg:y="15.345cm" svg:viewBox="0 0 15946 530" draw:points="0,0 15946,0 15946,530 0,530">
          <text:p/>
        </draw:polygon>
        <draw:polygon draw:style-name="gr2" draw:text-style-name="P2" draw:layer="layout" svg:width="15.945cm" svg:height="0.529cm" svg:x="2.54cm" svg:y="15.839cm" svg:viewBox="0 0 15946 530" draw:points="0,0 15946,0 15946,530 0,530">
          <text:p/>
        </draw:polygon>
        <draw:polygon draw:style-name="gr2" draw:text-style-name="P2" draw:layer="layout" svg:width="15.945cm" svg:height="0.529cm" svg:x="2.54cm" svg:y="16.333cm" svg:viewBox="0 0 15946 530" draw:points="0,0 15946,0 15946,530 0,530">
          <text:p/>
        </draw:polygon>
        <draw:polygon draw:style-name="gr2" draw:text-style-name="P2" draw:layer="layout" svg:width="15.945cm" svg:height="0.529cm" svg:x="2.54cm" svg:y="16.862cm" svg:viewBox="0 0 15946 530" draw:points="0,0 15946,0 15946,530 0,530">
          <text:p/>
        </draw:polygon>
        <draw:polygon draw:style-name="gr2" draw:text-style-name="P2" draw:layer="layout" svg:width="15.945cm" svg:height="0.529cm" svg:x="2.54cm" svg:y="17.356cm" svg:viewBox="0 0 15946 530" draw:points="0,0 15946,0 15946,530 0,530">
          <text:p/>
        </draw:polygon>
        <draw:polygon draw:style-name="gr2" draw:text-style-name="P2" draw:layer="layout" svg:width="15.945cm" svg:height="0.529cm" svg:x="2.54cm" svg:y="17.85cm" svg:viewBox="0 0 15946 530" draw:points="0,0 15946,0 15946,530 0,530">
          <text:p/>
        </draw:polygon>
        <draw:polygon draw:style-name="gr2" draw:text-style-name="P2" draw:layer="layout" svg:width="15.945cm" svg:height="0.529cm" svg:x="2.54cm" svg:y="18.379cm" svg:viewBox="0 0 15946 530" draw:points="0,0 15946,0 15946,530 0,530">
          <text:p/>
        </draw:polygon>
        <draw:polygon draw:style-name="gr2" draw:text-style-name="P2" draw:layer="layout" svg:width="15.945cm" svg:height="0.529cm" svg:x="2.54cm" svg:y="19.896cm" svg:viewBox="0 0 15946 530" draw:points="0,0 15946,0 15946,530 0,530">
          <text:p/>
        </draw:polygon>
        <draw:polygon draw:style-name="gr2" draw:text-style-name="P2" draw:layer="layout" svg:width="15.945cm" svg:height="0.529cm" svg:x="2.54cm" svg:y="20.39cm" svg:viewBox="0 0 15946 530" draw:points="0,0 15946,0 15946,530 0,530">
          <text:p/>
        </draw:polygon>
        <draw:polygon draw:style-name="gr2" draw:text-style-name="P2" draw:layer="layout" svg:width="15.945cm" svg:height="0.529cm" svg:x="2.54cm" svg:y="20.919cm" svg:viewBox="0 0 15946 530" draw:points="0,0 15946,0 15946,530 0,530">
          <text:p/>
        </draw:polygon>
        <draw:polygon draw:style-name="gr2" draw:text-style-name="P2" draw:layer="layout" svg:width="15.945cm" svg:height="0.529cm" svg:x="2.54cm" svg:y="21.413cm" svg:viewBox="0 0 15946 530" draw:points="0,0 15946,0 15946,530 0,530">
          <text:p/>
        </draw:polygon>
        <draw:polygon draw:style-name="gr2" draw:text-style-name="P2" draw:layer="layout" svg:width="15.945cm" svg:height="0.529cm" svg:x="2.54cm" svg:y="21.907cm" svg:viewBox="0 0 15946 530" draw:points="0,0 15946,0 15946,530 0,530">
          <text:p/>
        </draw:polygon>
        <draw:polygon draw:style-name="gr2" draw:text-style-name="P2" draw:layer="layout" svg:width="15.945cm" svg:height="0.529cm" svg:x="2.54cm" svg:y="22.436cm" svg:viewBox="0 0 15946 530" draw:points="0,0 15946,0 15946,530 0,530">
          <text:p/>
        </draw:polygon>
        <draw:polygon draw:style-name="gr2" draw:text-style-name="P2" draw:layer="layout" svg:width="15.945cm" svg:height="0.529cm" svg:x="2.54cm" svg:y="22.93cm" svg:viewBox="0 0 15946 530" draw:points="0,0 15946,0 15946,530 0,530">
          <text:p/>
        </draw:polygon>
        <draw:polygon draw:style-name="gr2" draw:text-style-name="P2" draw:layer="layout" svg:width="15.945cm" svg:height="0.529cm" svg:x="2.54cm" svg:y="23.424cm" svg:viewBox="0 0 15946 530" draw:points="0,0 15946,0 15946,530 0,530">
          <text:p/>
        </draw:polygon>
        <draw:polygon draw:style-name="gr2" draw:text-style-name="P2" draw:layer="layout" svg:width="15.945cm" svg:height="0.529cm" svg:x="2.54cm" svg:y="23.953cm" svg:viewBox="0 0 15946 530" draw:points="0,0 15946,0 15946,530 0,530">
          <text:p/>
        </draw:polygon>
        <draw:frame draw:style-name="gr3" draw:text-style-name="P4" draw:layer="layout" svg:width="7.952cm" svg:height="0.865cm" svg:x="11.766cm" svg:y="2.553cm">
          <draw:text-box>
            <text:p text:style-name="P3"><text:span text:style-name="T1">Студент группы ИС-27 Цотниашвили Давид</text:span></text:p>
            <text:p text:style-name="P3"><text:span text:style-name="T1"/></text:p>
          </draw:text-box>
        </draw:frame>
        <draw:frame draw:style-name="gr3" draw:text-style-name="P4" draw:layer="layout" svg:width="5.319cm" svg:height="0.433cm" svg:x="2.54cm" svg:y="3.066cm">
          <draw:text-box>
            <text:p text:style-name="P3"><text:span text:style-name="T2">Практическое задание №12</text:span></text:p>
          </draw:text-box>
        </draw:frame>
        <draw:frame draw:style-name="gr3" draw:text-style-name="P4" draw:layer="layout" svg:width="15.047cm" svg:height="0.433cm" svg:x="2.54cm" svg:y="4.092cm">
          <draw:text-box>
            <text:p text:style-name="P3"><text:span text:style-name="T2">Тема:</text:span><text:span text:style-name="T1"> составление программ в функциональном стиле в IDE PyCharm Community.</text:span></text:p>
          </draw:text-box>
        </draw:frame>
        <draw:frame draw:style-name="gr3" draw:text-style-name="P4" draw:layer="layout" svg:width="14.205cm" svg:height="0.433cm" svg:x="2.54cm" svg:y="5.119cm">
          <draw:text-box>
            <text:p text:style-name="P3"><text:span text:style-name="T2">Цель:</text:span><text:span text:style-name="T1"> закрепить усвоенные знания, понятия, алгоритмы, основные принципы</text:span></text:p>
          </draw:text-box>
        </draw:frame>
        <draw:frame draw:style-name="gr3" draw:text-style-name="P4" draw:layer="layout" svg:width="15.585cm" svg:height="0.433cm" svg:x="2.54cm" svg:y="5.632cm">
          <draw:text-box>
            <text:p text:style-name="P3"><text:span text:style-name="T1">составления программ, приобрести навыки составление программ с использованием</text:span></text:p>
          </draw:text-box>
        </draw:frame>
        <draw:frame draw:style-name="gr3" draw:text-style-name="P4" draw:layer="layout" svg:width="13.726cm" svg:height="0.433cm" svg:x="2.54cm" svg:y="6.145cm">
          <draw:text-box>
            <text:p text:style-name="P3"><text:span text:style-name="T1">списковых включений, итераторов, генераторов в IDE PyCharm Community.</text:span></text:p>
          </draw:text-box>
        </draw:frame>
        <draw:frame draw:style-name="gr3" draw:text-style-name="P4" draw:layer="layout" svg:width="16.021cm" svg:height="0.433cm" svg:x="2.54cm" svg:y="7.171cm">
          <draw:text-box>
            <text:p text:style-name="P3"><text:span text:style-name="T2">Постановка задачи: 1.</text:span><text:span text:style-name="T1"> В последовательности на n целых элементов найти количество</text:span></text:p>
          </draw:text-box>
        </draw:frame>
        <draw:frame draw:style-name="gr3" draw:text-style-name="P4" draw:layer="layout" svg:width="13.671cm" svg:height="0.433cm" svg:x="2.54cm" svg:y="7.684cm">
          <draw:text-box>
            <text:p text:style-name="P3"><text:span text:style-name="T1">пар, для которых произведение элементов делится на 3 (элементы пары в</text:span></text:p>
          </draw:text-box>
        </draw:frame>
        <draw:frame draw:style-name="gr3" draw:text-style-name="P4" draw:layer="layout" svg:width="7.944cm" svg:height="0.433cm" svg:x="2.54cm" svg:y="8.198cm">
          <draw:text-box>
            <text:p text:style-name="P3"><text:span text:style-name="T1">последовательности являются соседними).</text:span></text:p>
          </draw:text-box>
        </draw:frame>
        <draw:frame draw:style-name="gr3" draw:text-style-name="P4" draw:layer="layout" svg:width="14.353cm" svg:height="0.433cm" svg:x="2.54cm" svg:y="8.711cm">
          <draw:text-box>
            <text:p text:style-name="P3"><text:span text:style-name="T2">2</text:span><text:span text:style-name="T1">. Составить генератор (yield), который преобразует все буквенные символы в</text:span></text:p>
          </draw:text-box>
        </draw:frame>
        <draw:frame draw:style-name="gr3" draw:text-style-name="P4" draw:layer="layout" svg:width="2.013cm" svg:height="0.433cm" svg:x="2.54cm" svg:y="9.224cm">
          <draw:text-box>
            <text:p text:style-name="P3"><text:span text:style-name="T1">заглавные.</text:span></text:p>
          </draw:text-box>
        </draw:frame>
        <draw:frame draw:style-name="gr3" draw:text-style-name="P4" draw:layer="layout" svg:width="5.37cm" svg:height="0.433cm" svg:x="2.54cm" svg:y="10.763cm">
          <draw:text-box>
            <text:p text:style-name="P3"><text:span text:style-name="T2">Тип алгоритма:</text:span><text:span text:style-name="T1"> циклический</text:span></text:p>
          </draw:text-box>
        </draw:frame>
        <draw:frame draw:style-name="gr3" draw:text-style-name="P4" draw:layer="layout" svg:width="3.533cm" svg:height="0.433cm" svg:x="2.54cm" svg:y="11.79cm">
          <draw:text-box>
            <text:p text:style-name="P3"><text:span text:style-name="T2">Текст программы:</text:span></text:p>
          </draw:text-box>
        </draw:frame>
        <draw:frame draw:style-name="gr3" draw:text-style-name="P4" draw:layer="layout" svg:width="0.387cm" svg:height="0.433cm" svg:x="2.54cm" svg:y="12.303cm">
          <draw:text-box>
            <text:p text:style-name="P3"><text:span text:style-name="T2">1)</text:span></text:p>
          </draw:text-box>
        </draw:frame>
        <draw:frame draw:style-name="gr3" draw:text-style-name="P4" draw:layer="layout" svg:width="9.549cm" svg:height="0.446cm" svg:x="2.54cm" svg:y="12.803cm">
          <draw:text-box>
            <text:p text:style-name="P3"><text:span text:style-name="T3">def</text:span><text:span text:style-name="T4"> count_pairs_divisible_by_3</text:span><text:span text:style-name="T5">(sequence):</text:span></text:p>
          </draw:text-box>
        </draw:frame>
        <draw:frame draw:style-name="gr3" draw:text-style-name="P4" draw:layer="layout" svg:width="15.139cm" svg:height="0.446cm" svg:x="3.238cm" svg:y="13.309cm">
          <draw:text-box>
            <text:p text:style-name="P3"><text:span text:style-name="T5">count =</text:span><text:span text:style-name="T6"> sum</text:span><text:span text:style-name="T5">(</text:span><text:span text:style-name="T7">1</text:span><text:span text:style-name="T3"> for</text:span><text:span text:style-name="T5"> x</text:span><text:span text:style-name="T3"> in</text:span><text:span text:style-name="T6"> range</text:span><text:span text:style-name="T5">(</text:span><text:span text:style-name="T6">len</text:span><text:span text:style-name="T5">(sequence) -</text:span><text:span text:style-name="T7"> 1</text:span><text:span text:style-name="T5">)</text:span><text:span text:style-name="T3"> if</text:span><text:span text:style-name="T5"> (sequence[x] *</text:span></text:p>
          </draw:text-box>
        </draw:frame>
        <draw:frame draw:style-name="gr3" draw:text-style-name="P4" draw:layer="layout" svg:width="5.591cm" svg:height="0.446cm" svg:x="2.54cm" svg:y="13.814cm">
          <draw:text-box>
            <text:p text:style-name="P3"><text:span text:style-name="T5">sequence[x-</text:span><text:span text:style-name="T7">1</text:span><text:span text:style-name="T5">]) %</text:span><text:span text:style-name="T7"> 3</text:span><text:span text:style-name="T5"> ==</text:span><text:span text:style-name="T7"> 0</text:span><text:span text:style-name="T5">)</text:span></text:p>
          </draw:text-box>
        </draw:frame>
        <draw:frame draw:style-name="gr3" draw:text-style-name="P4" draw:layer="layout" svg:width="2.796cm" svg:height="0.446cm" svg:x="3.238cm" svg:y="14.32cm">
          <draw:text-box>
            <text:p text:style-name="P3"><text:span text:style-name="T3">return</text:span><text:span text:style-name="T5"> count</text:span></text:p>
          </draw:text-box>
        </draw:frame>
        <draw:frame draw:style-name="gr3" draw:text-style-name="P4" draw:layer="layout" svg:width="3.029cm" svg:height="0.446cm" svg:x="2.54cm" svg:y="15.331cm">
          <draw:text-box>
            <text:p text:style-name="P3"><text:span text:style-name="T5">sequence = []</text:span></text:p>
          </draw:text-box>
        </draw:frame>
        <draw:frame draw:style-name="gr3" draw:text-style-name="P4" draw:layer="layout" svg:width="10.247cm" svg:height="0.446cm" svg:x="2.54cm" svg:y="15.836cm">
          <draw:text-box>
            <text:p text:style-name="P3"><text:span text:style-name="T5">n =</text:span><text:span text:style-name="T6"> int</text:span><text:span text:style-name="T5">(</text:span><text:span text:style-name="T6">input</text:span><text:span text:style-name="T5">(</text:span><text:span text:style-name="T8">"Введите количество чисел: "</text:span><text:span text:style-name="T5">))</text:span></text:p>
          </draw:text-box>
        </draw:frame>
        <draw:frame draw:style-name="gr3" draw:text-style-name="P4" draw:layer="layout" svg:width="13.973cm" svg:height="0.446cm" svg:x="2.54cm" svg:y="16.342cm">
          <draw:text-box>
            <text:p text:style-name="P3"><text:span text:style-name="T5">sequence = [</text:span><text:span text:style-name="T6">int</text:span><text:span text:style-name="T5">(</text:span><text:span text:style-name="T6">input</text:span><text:span text:style-name="T5">(</text:span><text:span text:style-name="T8">"Введите число: "</text:span><text:span text:style-name="T5">))</text:span><text:span text:style-name="T3"> for</text:span><text:span text:style-name="T5"> x</text:span><text:span text:style-name="T3"> in</text:span><text:span text:style-name="T6"> range</text:span><text:span text:style-name="T5">(n)]</text:span></text:p>
          </draw:text-box>
        </draw:frame>
        <draw:frame draw:style-name="gr3" draw:text-style-name="P4" draw:layer="layout" svg:width="11.644cm" svg:height="0.446cm" svg:x="2.54cm" svg:y="17.353cm">
          <draw:text-box>
            <text:p text:style-name="P3"><text:span text:style-name="T5">pairs_count = count_pairs_divisible_by_3(sequence)</text:span></text:p>
          </draw:text-box>
        </draw:frame>
        <draw:frame draw:style-name="gr3" draw:text-style-name="P4" draw:layer="layout" svg:width="13.739cm" svg:height="0.446cm" svg:x="2.54cm" svg:y="17.858cm">
          <draw:text-box>
            <text:p text:style-name="P3"><text:span text:style-name="T6">print</text:span><text:span text:style-name="T5">(</text:span><text:span text:style-name="T8">"Количество пар, произведение которых делится на 3:"</text:span><text:span text:style-name="T5">,</text:span></text:p>
          </draw:text-box>
        </draw:frame>
        <draw:frame draw:style-name="gr3" draw:text-style-name="P4" draw:layer="layout" svg:width="2.796cm" svg:height="0.446cm" svg:x="2.54cm" svg:y="18.364cm">
          <draw:text-box>
            <text:p text:style-name="P3"><text:span text:style-name="T5">pairs_count)</text:span></text:p>
          </draw:text-box>
        </draw:frame>
        <draw:frame draw:style-name="gr3" draw:text-style-name="P4" draw:layer="layout" svg:width="0.387cm" svg:height="0.433cm" svg:x="2.54cm" svg:y="19.396cm">
          <draw:text-box>
            <text:p text:style-name="P3"><text:span text:style-name="T2">2)</text:span></text:p>
          </draw:text-box>
        </draw:frame>
        <draw:frame draw:style-name="gr3" draw:text-style-name="P4" draw:layer="layout" svg:width="4.427cm" svg:height="0.446cm" svg:x="2.54cm" svg:y="19.896cm">
          <draw:text-box>
            <text:p text:style-name="P3"><text:span text:style-name="T3">def</text:span><text:span text:style-name="T4"> to_upper</text:span><text:span text:style-name="T5">(char):</text:span></text:p>
          </draw:text-box>
        </draw:frame>
        <draw:frame draw:style-name="gr3" draw:text-style-name="P4" draw:layer="layout" svg:width="10.946cm" svg:height="0.446cm" svg:x="3.238cm" svg:y="20.401cm">
          <draw:text-box>
            <text:p text:style-name="P3"><text:span text:style-name="T3">return</text:span><text:span text:style-name="T5"> char.upper()</text:span><text:span text:style-name="T3"> if</text:span><text:span text:style-name="T5"> char.isalpha()</text:span><text:span text:style-name="T3"> else</text:span><text:span text:style-name="T5"> char</text:span></text:p>
          </draw:text-box>
        </draw:frame>
        <draw:frame draw:style-name="gr3" draw:text-style-name="P4" draw:layer="layout" svg:width="6.289cm" svg:height="0.446cm" svg:x="2.54cm" svg:y="21.412cm">
          <draw:text-box>
            <text:p text:style-name="P3"><text:span text:style-name="T3">def</text:span><text:span text:style-name="T4"> upper_functional</text:span><text:span text:style-name="T5">(text):</text:span></text:p>
          </draw:text-box>
        </draw:frame>
        <draw:frame draw:style-name="gr3" draw:text-style-name="P4" draw:layer="layout" svg:width="8.152cm" svg:height="0.446cm" svg:x="3.238cm" svg:y="21.918cm">
          <draw:text-box>
            <text:p text:style-name="P3"><text:span text:style-name="T3">return</text:span><text:span text:style-name="T8"> ''</text:span><text:span text:style-name="T5">.join(</text:span><text:span text:style-name="T6">map</text:span><text:span text:style-name="T5">(to_upper, text))</text:span></text:p>
          </draw:text-box>
        </draw:frame>
        <draw:frame draw:style-name="gr3" draw:text-style-name="P4" draw:layer="layout" svg:width="9.083cm" svg:height="0.446cm" svg:x="2.54cm" svg:y="22.929cm">
          <draw:text-box>
            <text:p text:style-name="P3"><text:span text:style-name="T5">input_text =</text:span><text:span text:style-name="T6"> input</text:span><text:span text:style-name="T5">(</text:span><text:span text:style-name="T8">"Введите символы: "</text:span><text:span text:style-name="T5">)</text:span></text:p>
          </draw:text-box>
        </draw:frame>
        <draw:frame draw:style-name="gr3" draw:text-style-name="P4" draw:layer="layout" svg:width="8.617cm" svg:height="0.446cm" svg:x="2.54cm" svg:y="23.434cm">
          <draw:text-box>
            <text:p text:style-name="P3"><text:span text:style-name="T5">result = upper_functional(input_text)</text:span></text:p>
          </draw:text-box>
        </draw:frame>
        <draw:frame draw:style-name="gr3" draw:text-style-name="P4" draw:layer="layout" svg:width="3.029cm" svg:height="0.446cm" svg:x="2.54cm" svg:y="23.94cm">
          <draw:text-box>
            <text:p text:style-name="P3"><text:span text:style-name="T6">print</text:span><text:span text:style-name="T5">(result)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5.903cm" svg:height="0.433cm" svg:x="2.54cm" svg:y="3.066cm">
          <draw:text-box>
            <text:p text:style-name="P3"><text:span text:style-name="T2">Протокол работы программы:</text:span></text:p>
          </draw:text-box>
        </draw:frame>
        <draw:frame draw:style-name="gr3" draw:text-style-name="P4" draw:layer="layout" svg:width="8.799cm" svg:height="0.433cm" svg:x="2.54cm" svg:y="3.579cm">
          <draw:text-box>
            <text:p text:style-name="P3"><text:span text:style-name="T2">1)</text:span><text:span text:style-name="T1">/home/student/Документы/uc27klipan/bin/python</text:span></text:p>
          </draw:text-box>
        </draw:frame>
        <draw:frame draw:style-name="gr3" draw:text-style-name="P4" draw:layer="layout" svg:width="9.193cm" svg:height="0.433cm" svg:x="2.54cm" svg:y="4.092cm">
          <draw:text-box>
            <text:p text:style-name="P3"><text:span text:style-name="T1">/home/student/Документы/uc27klipan/pz/pz 12/12.py</text:span></text:p>
          </draw:text-box>
        </draw:frame>
        <draw:frame draw:style-name="gr3" draw:text-style-name="P4" draw:layer="layout" svg:width="5.281cm" svg:height="0.433cm" svg:x="2.54cm" svg:y="4.605cm">
          <draw:text-box>
            <text:p text:style-name="P3"><text:span text:style-name="T1">Введите количество чисел: 2</text:span></text:p>
          </draw:text-box>
        </draw:frame>
        <draw:frame draw:style-name="gr3" draw:text-style-name="P4" draw:layer="layout" svg:width="3.126cm" svg:height="0.433cm" svg:x="2.54cm" svg:y="5.119cm">
          <draw:text-box>
            <text:p text:style-name="P3"><text:span text:style-name="T1">Введите число: 3</text:span></text:p>
          </draw:text-box>
        </draw:frame>
        <draw:frame draw:style-name="gr3" draw:text-style-name="P4" draw:layer="layout" svg:width="3.126cm" svg:height="0.433cm" svg:x="2.54cm" svg:y="5.632cm">
          <draw:text-box>
            <text:p text:style-name="P3"><text:span text:style-name="T1">Введите число: 9</text:span></text:p>
          </draw:text-box>
        </draw:frame>
        <draw:frame draw:style-name="gr3" draw:text-style-name="P4" draw:layer="layout" svg:width="10.099cm" svg:height="0.433cm" svg:x="2.54cm" svg:y="6.145cm">
          <draw:text-box>
            <text:p text:style-name="P3"><text:span text:style-name="T1">Количество пар, произведение которых делится на 3: 1</text:span></text:p>
          </draw:text-box>
        </draw:frame>
        <draw:frame draw:style-name="gr3" draw:text-style-name="P4" draw:layer="layout" svg:width="5.649cm" svg:height="0.433cm" svg:x="2.54cm" svg:y="7.171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8.799cm" svg:height="0.433cm" svg:x="2.54cm" svg:y="8.198cm">
          <draw:text-box>
            <text:p text:style-name="P3"><text:span text:style-name="T2">2)</text:span><text:span text:style-name="T1">/home/student/Документы/uc27klipan/bin/python</text:span></text:p>
          </draw:text-box>
        </draw:frame>
        <draw:frame draw:style-name="gr3" draw:text-style-name="P4" draw:layer="layout" svg:width="9.519cm" svg:height="0.433cm" svg:x="2.54cm" svg:y="8.711cm">
          <draw:text-box>
            <text:p text:style-name="P3"><text:span text:style-name="T1">/home/student/Документы/uc27klipan/pz/pz 12/12.2.py</text:span></text:p>
          </draw:text-box>
        </draw:frame>
        <draw:frame draw:style-name="gr3" draw:text-style-name="P4" draw:layer="layout" svg:width="6.204cm" svg:height="0.433cm" svg:x="2.54cm" svg:y="9.224cm">
          <draw:text-box>
            <text:p text:style-name="P3"><text:span text:style-name="T1">Введите символы: fasтфылвлтфы</text:span></text:p>
          </draw:text-box>
        </draw:frame>
        <draw:frame draw:style-name="gr3" draw:text-style-name="P4" draw:layer="layout" svg:width="3.274cm" svg:height="0.433cm" svg:x="2.54cm" svg:y="9.737cm">
          <draw:text-box>
            <text:p text:style-name="P3"><text:span text:style-name="T1">FASТФЫЛВЛТФЫ</text:span></text:p>
          </draw:text-box>
        </draw:frame>
        <draw:frame draw:style-name="gr3" draw:text-style-name="P4" draw:layer="layout" svg:width="5.649cm" svg:height="0.433cm" svg:x="2.54cm" svg:y="10.763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.471cm" svg:height="0.433cm" svg:x="2.54cm" svg:y="11.79cm">
          <draw:text-box>
            <text:p text:style-name="P3"><text:span text:style-name="T2">Вывод:</text:span></text:p>
          </draw:text-box>
        </draw:frame>
        <draw:frame draw:style-name="gr3" draw:text-style-name="P4" draw:layer="layout" svg:width="13.756cm" svg:height="0.433cm" svg:x="2.54cm" svg:y="12.303cm">
          <draw:text-box>
            <text:p text:style-name="P3"><text:span text:style-name="T1">Мы закрепили усвоенные знания, понятия, алгоритмы, основные принципы</text:span></text:p>
          </draw:text-box>
        </draw:frame>
        <draw:frame draw:style-name="gr3" draw:text-style-name="P4" draw:layer="layout" svg:width="15.585cm" svg:height="0.433cm" svg:x="2.54cm" svg:y="12.816cm">
          <draw:text-box>
            <text:p text:style-name="P3"><text:span text:style-name="T1">составления программ, приобрести навыки составление программ с использованием</text:span></text:p>
          </draw:text-box>
        </draw:frame>
        <draw:frame draw:style-name="gr3" draw:text-style-name="P4" draw:layer="layout" svg:width="13.726cm" svg:height="0.433cm" svg:x="2.54cm" svg:y="13.329cm">
          <draw:text-box>
            <text:p text:style-name="P3"><text:span text:style-name="T1">списковых включений, итераторов, генераторов в IDE PyCharm Community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ourierNew" svg:font-family="CourierNew"/>
    <style:font-face style:name="CourierNew1" svg:font-family="CourierNew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28T16:49:54.264165011</dc:date>
    <meta:editing-duration>PT58S</meta:editing-duration>
    <meta:editing-cycles>1</meta:editing-cycles>
    <meta:document-statistic meta:object-count="72"/>
    <meta:generator>LibreOffice/7.3.7.2$Linux_X86_64 LibreOffice_project/30$Build-2</meta:generator>
  </office:meta>
</office:document-meta>
</file>